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3B000001624114E6F65E5A80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fo:font-size="12pt" officeooo:rsid="00424ad1" officeooo:paragraph-rsid="00424ad1" style:font-size-asian="12pt" style:font-size-complex="12pt"/>
    </style:style>
    <style:style style:name="P3" style:family="paragraph" style:parent-style-name="Text_20_body">
      <style:text-properties style:font-name="Liberation Serif" officeooo:paragraph-rsid="001a38c1"/>
    </style:style>
    <style:style style:name="P4" style:family="paragraph" style:parent-style-name="Text_20_body">
      <style:text-properties style:font-name="Liberation Serif" officeooo:paragraph-rsid="0040e732"/>
    </style:style>
    <style:style style:name="P5" style:family="paragraph" style:parent-style-name="Text_20_body">
      <style:text-properties style:font-name="Liberation Serif" officeooo:rsid="0040e732" officeooo:paragraph-rsid="00424ad1"/>
    </style:style>
    <style:style style:name="P6" style:family="paragraph" style:parent-style-name="Text_20_body">
      <style:text-properties style:font-name="Liberation Serif" officeooo:rsid="004015d4" officeooo:paragraph-rsid="004015d4"/>
    </style:style>
    <style:style style:name="P7" style:family="paragraph" style:parent-style-name="Text_20_body">
      <style:text-properties style:font-name="Liberation Serif" officeooo:rsid="004015d4" officeooo:paragraph-rsid="0040e732"/>
    </style:style>
    <style:style style:name="P8" style:family="paragraph" style:parent-style-name="Text_20_body">
      <style:text-properties style:font-name="Liberation Serif" officeooo:rsid="004015d4" officeooo:paragraph-rsid="004378e1"/>
    </style:style>
    <style:style style:name="P9" style:family="paragraph" style:parent-style-name="Text_20_body">
      <style:text-properties style:font-name="Liberation Serif" officeooo:rsid="004378e1" officeooo:paragraph-rsid="004378e1"/>
    </style:style>
    <style:style style:name="P10"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normal" officeooo:paragraph-rsid="001a38c1" style:text-blinking="false" fo:background-color="#ffffff"/>
    </style:style>
    <style:style style:name="P11" style:family="paragraph" style:parent-style-name="Text_20_body">
      <style:paragraph-properties fo:margin-top="0cm" fo:margin-bottom="0cm" loext:contextual-spacing="false" fo:line-height="179%" fo:text-align="end"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normal" officeooo:paragraph-rsid="001a38c1" style:text-blinking="false" fo:background-color="#ffffff"/>
    </style:style>
    <style:style style:name="P12" style:family="paragraph" style:parent-style-name="Text_20_body">
      <style:paragraph-properties fo:margin-top="0cm" fo:margin-bottom="0cm" loext:contextual-spacing="false" fo:line-height="179%" fo:text-align="end"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a38c1" style:text-blinking="false" fo:background-color="#ffffff"/>
    </style:style>
    <style:style style:name="P13" style:family="paragraph" style:parent-style-name="Text_20_body">
      <style:paragraph-properties fo:margin-top="0cm" fo:margin-bottom="0cm" loext:contextual-spacing="false" fo:line-height="179%" fo:text-align="end" style:justify-single-word="false" style:writing-mode="lr-tb"/>
      <style:text-properties style:font-name="Liberation Serif" fo:font-weight="normal" officeooo:paragraph-rsid="003fddeb"/>
    </style:style>
    <style:style style:name="P14" style:family="paragraph" style:parent-style-name="Text_20_body">
      <style:paragraph-properties fo:margin-top="0cm" fo:margin-bottom="0cm" loext:contextual-spacing="false" fo:line-height="179%" fo:text-align="start" style:justify-single-word="false" style:writing-mode="lr-tb"/>
      <style:text-properties style:font-name="Liberation Serif" officeooo:rsid="003fddeb" officeooo:paragraph-rsid="003fddeb"/>
    </style:style>
    <style:style style:name="P15" style:family="paragraph" style:parent-style-name="Text_20_body">
      <style:paragraph-properties fo:margin-top="0cm" fo:margin-bottom="0cm" loext:contextual-spacing="false" fo:line-height="179%" fo:text-align="start" style:justify-single-word="false" style:writing-mode="lr-tb"/>
      <style:text-properties style:font-name="Liberation Serif" officeooo:rsid="003fddeb" officeooo:paragraph-rsid="0040e732"/>
    </style:style>
    <style:style style:name="P16"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officeooo:rsid="001dd873" officeooo:paragraph-rsid="001a38c1"/>
    </style:style>
    <style:style style:name="P17" style:family="paragraph" style:parent-style-name="Title">
      <style:text-properties style:font-name="Liberation Serif"/>
    </style:style>
    <style:style style:name="P18" style:family="paragraph" style:parent-style-name="Text_20_body">
      <style:text-properties style:font-name="Liberation Serif" fo:font-style="normal" fo:font-weight="normal" officeooo:rsid="0040e732" officeooo:paragraph-rsid="0040e732" style:font-style-asian="normal" style:font-weight-asian="normal" style:font-style-complex="normal" style:font-weight-complex="normal"/>
    </style:style>
    <style:style style:name="P19" style:family="paragraph" style:parent-style-name="Text_20_body">
      <style:text-properties style:font-name="Liberation Serif" fo:font-size="12pt" style:font-size-asian="12pt" style:font-size-complex="12pt"/>
    </style:style>
    <style:style style:name="P20" style:family="paragraph" style:parent-style-name="Text_20_body">
      <style:text-properties style:font-name="Liberation Serif" fo:font-size="12pt" officeooo:rsid="0047464b" officeooo:paragraph-rsid="0047464b" style:font-size-asian="12pt" style:font-size-complex="12pt"/>
    </style:style>
    <style:style style:name="P21" style:family="paragraph" style:parent-style-name="Heading_20_1">
      <style:text-properties style:font-name="Liberation Serif" fo:font-weight="bold" officeooo:rsid="003fddeb" officeooo:paragraph-rsid="003fddeb"/>
    </style:style>
    <style:style style:name="P22" style:family="paragraph" style:parent-style-name="Heading_20_1">
      <style:paragraph-properties fo:break-before="page"/>
    </style:style>
    <style:style style:name="P23" style:family="paragraph" style:parent-style-name="Heading_20_2">
      <style:text-properties style:font-name="Liberation Serif"/>
    </style:style>
    <style:style style:name="P24" style:family="paragraph" style:parent-style-name="Heading_20_2">
      <style:paragraph-properties fo:break-before="page"/>
    </style:style>
    <style:style style:name="T1" style:family="text">
      <style:text-properties officeooo:rsid="00265477"/>
    </style:style>
    <style:style style:name="T2" style:family="text">
      <style:text-properties fo:font-variant="normal" fo:text-transform="none" fo:color="#000000" style:text-line-through-style="none" style:text-line-through-type="none" fo:font-size="16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fo:font-size="12pt" fo:font-style="normal" style:text-underline-style="none" officeooo:rsid="003fddeb" style:text-blinking="false" fo:background-color="#ffffff" loext:char-shading-value="0"/>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40e732" style:font-style-asian="italic" style:font-weight-asian="normal" style:font-style-complex="italic" style:font-weight-complex="normal"/>
    </style:style>
    <style:style style:name="T6" style:family="text">
      <style:text-properties fo:font-style="normal" style:font-style-asian="normal" style:font-weight-asian="bold" style:font-style-complex="normal" style:font-weight-complex="bold"/>
    </style:style>
    <style:style style:name="T7" style:family="text">
      <style:text-properties fo:font-style="normal" officeooo:rsid="0038b063"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4015d4" style:font-style-asian="normal" style:font-weight-asian="normal" style:font-style-complex="normal" style:font-weight-complex="normal"/>
    </style:style>
    <style:style style:name="T10" style:family="text">
      <style:text-properties fo:font-style="normal" fo:font-weight="normal" officeooo:rsid="0040e732" style:font-style-asian="normal" style:font-weight-asian="normal" style:font-style-complex="normal" style:font-weight-complex="normal"/>
    </style:style>
    <style:style style:name="T11" style:family="text">
      <style:text-properties fo:font-style="normal" fo:font-weight="normal" officeooo:rsid="004378e1" style:font-style-asian="normal" style:font-weight-asian="normal" style:font-style-complex="normal" style:font-weight-complex="normal"/>
    </style:style>
    <style:style style:name="T12" style:family="text">
      <style:text-properties fo:font-style="normal" fo:font-weight="normal" officeooo:rsid="004441f4" style:font-style-asian="normal" style:font-weight-asian="normal" style:font-style-complex="normal" style:font-weight-complex="normal"/>
    </style:style>
    <style:style style:name="T13" style:family="text">
      <style:text-properties fo:font-style="normal" fo:font-weight="normal" officeooo:rsid="0047464b" style:font-style-asian="normal" style:font-weight-asian="normal" style:font-style-complex="normal" style:font-weight-complex="normal"/>
    </style:style>
    <style:style style:name="T14" style:family="text">
      <style:text-properties fo:font-style="normal" fo:font-weight="normal" officeooo:rsid="004785ae" style:font-style-asian="normal" style:font-weight-asian="normal" style:font-style-complex="normal" style:font-weight-complex="normal"/>
    </style:style>
    <style:style style:name="T15" style:family="text">
      <style:text-properties fo:font-style="normal" fo:font-weight="normal" officeooo:rsid="0048078d"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424ad1"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fo:font-weight="bold" officeooo:rsid="0040e732" style:font-weight-asian="bold" style:font-weight-complex="bold"/>
    </style:style>
    <style:style style:name="T20" style:family="text">
      <style:text-properties fo:font-weight="bold" officeooo:rsid="004015d4" style:font-weight-asian="bold" style:font-weight-complex="bold"/>
    </style:style>
    <style:style style:name="T21" style:family="text">
      <style:text-properties fo:font-weight="bold" officeooo:rsid="004378e1" style:font-weight-asian="bold" style:font-weight-complex="bold"/>
    </style:style>
    <style:style style:name="T22" style:family="text">
      <style:text-properties officeooo:rsid="004015d4"/>
    </style:style>
    <style:style style:name="T23" style:family="text">
      <style:text-properties officeooo:rsid="0040e732"/>
    </style:style>
    <style:style style:name="T24" style:family="text">
      <style:text-properties officeooo:rsid="00424ad1"/>
    </style:style>
    <style:style style:name="T25" style:family="text">
      <style:text-properties officeooo:rsid="004378e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Figura1" text:anchor-type="paragraph" svg:width="17cm" svg:height="1.448cm" draw:z-index="0"><draw:image xlink:href="Pictures/100000000000103B000001624114E6F65E5A80FF.jpg" xlink:type="simple" xlink:show="embed" xlink:actuate="onLoad"/></draw:frame></text:p>
      <text:p text:style-name="P10">Universidade de Brasília – UnB<text:line-break/>Faculdade do Gama UnB – FGA<text:line-break/>Curso de Engenharia de Software</text:p>
      <text:p text:style-name="P3"/>
      <text:p text:style-name="P3"/>
      <text:p text:style-name="P3"/>
      <text:p text:style-name="P3"/>
      <text:p text:style-name="P3"/>
      <text:p text:style-name="P3"/>
      <text:p text:style-name="P3"/>
      <text:p text:style-name="P3"/>
      <text:p text:style-name="P17">Exercício 1 da Aula 1 – <text:span text:style-name="T25">Banco de Dados</text:span></text:p>
      <text:p text:style-name="P3"/>
      <text:p text:style-name="P3"/>
      <text:p text:style-name="P3"/>
      <text:p text:style-name="P3"/>
      <text:p text:style-name="P3"/>
      <text:p text:style-name="P1"/>
      <text:p text:style-name="P3"/>
      <text:p text:style-name="P13"><text:span text:style-name="T2">Professor<text:line-break/></text:span><text:span text:style-name="T3">Vandor Roberto Vilardi Rissoli</text:span></text:p>
      <text:p text:style-name="P3"/>
      <text:p text:style-name="P11">Aluno</text:p>
      <text:p text:style-name="P12">João Pedro Sconetto – <text:span text:style-name="T1">14/0145940</text:span></text:p>
      <text:h text:style-name="P21" text:outline-level="1"><text:soft-page-break/><text:span text:style-name="T7">Q</text:span><text:span text:style-name="T6">uestionário</text:span></text:h>
      <text:h text:style-name="P23" text:outline-level="2"><text:span text:style-name="T7">S</text:span><text:span text:style-name="T6">GBDR</text:span></text:h>
      <text:p text:style-name="P14"><text:span text:style-name="T8">A sigla SGBDR é inferi</text:span><text:span text:style-name="T9">d</text:span><text:span text:style-name="T8">a a um </text:span><text:span text:style-name="T16">Sistema Gerenciador de Banco de Dados Relacional</text:span><text:span text:style-name="T8">, do inglês </text:span><text:span text:style-name="T16">Relational Database Management System </text:span><text:span text:style-name="T8">(</text:span><text:span text:style-name="T16">RDBMS</text:span><text:span text:style-name="T8">). Ele se relaciona com modelos de banco de dados relacionais, que são bancos de dados que modelam os dados de uma forma que eles sejam dispostos para o usuário como tabelas, ou formalmente, relações.</text:span></text:p>
      <text:p text:style-name="P15"><text:span text:style-name="T8">Sua definição é teórica e baseada na lógica de predicados e na teoria dos conjuntos, o conceito foi criado por Edgar Frank Codd em 1970, sendo descrito no artigo “</text:span><text:span text:style-name="T4">Relational Model of Data for Large Shared Data Banks</text:span><text:span text:style-name="T8">”.</text:span></text:p>
      <text:p text:style-name="P1">Alguns SGBDR mais conhecidos são o MySQL, PostgreSQL, MSSQL Server, entre outros.</text:p>
      <text:h text:style-name="P23" text:outline-level="2"/>
      <text:h text:style-name="P23" text:outline-level="2">SGBDOO</text:h>
      <text:p text:style-name="P4"><text:span text:style-name="T8">A sigla SGBDOO é atrelada a um </text:span><text:span text:style-name="T16">Sistema Gerenciado</text:span><text:span text:style-name="T17">r</text:span><text:span text:style-name="T16"> de Banco de Dados Orientado a Objetos</text:span><text:span text:style-name="T8">, do inglês </text:span><text:span text:style-name="T16">Object Oriented Database Management System </text:span><text:span text:style-name="T8">(</text:span><text:span text:style-name="T16">ODBMS </text:span><text:span text:style-name="T8">ou </text:span><text:span text:style-name="T16">OODBMS</text:span><text:span text:style-name="T9">). </text:span><text:span text:style-name="T10">É associado com banco de dados orientado a objetos que se define por um banco de dados em que cada informação é armazenada na forma de objetos, ou seja, utiliza a estrutura de dados denominada orientação a objetos, a qual permeia as linguagens mais modernas. Os sistemas de gerenciamento de banco de dados orientado a objetos cresceram fora das pesquisas durante o começo da metade dos anos 1980, buscando ter sustentação intrínseca da gerência da base de dados para objetos gráfico-estruturados. A expressão "sistema de banco de dados orientado a objetos" surgiu originalmente por volta de 1985. <text:s/>É importante ressaltar que diferente do modelo relacional os bancos de dados orientados a objetos utilizam do OQL (</text:span><text:span text:style-name="T5">Object Query Language</text:span><text:span text:style-name="T10">), </text:span><text:span text:style-name="T12">mas </text:span><text:span text:style-name="T10">que se baseia no SQL, para realizar buscas, transações e etc.</text:span></text:p>
      <text:p text:style-name="P18">Alguns SGBDOO conhecidos são o Caché, db4o, Jasmine-CA, JYD, entre outros.</text:p>
      <text:h text:style-name="P24" text:outline-level="2">SGBDD</text:h>
      <text:p text:style-name="P2">A sigla SGBDD é dada para um <text:span text:style-name="T18">Sistema Gerenciador de Banco de Dados Distribuído</text:span><text:span text:style-name="T8">, do inglês </text:span><text:span text:style-name="T16">Distributed Database Management System</text:span><text:span text:style-name="T8"> (</text:span><text:span text:style-name="T16">DDBMS</text:span><text:span text:style-name="T8">). Estes sistemas trabalham com banco de dados distribuídos que são uma coleção de várias bases de dados logicamente inter-relacionadas, distribuídas por uma rede de computadores. Sistemas </text:span><text:span text:style-name="T12">gerenciadores </text:span><text:span text:style-name="T8">de bancos de dados distribuídos <text:s/>estendem as facilidades usuais de gerência de dados de tal forma que o armazenamento de um banco de dados possa ser dividido ao longo dos nós (diferentes locais físicos) de uma rede de comunicação de dados, sem que com isto os usuários percam uma visão integrada do banco.</text:span></text:p>
      <text:p text:style-name="P19"><text:span text:style-name="T8">Os SGBDDs respeitam uma arquitetura básica onde </text:span><text:span text:style-name="T11">em cada nó, os usuários locais são servidos pelo SGBD local implementado naquele nó, e os usuários globais (residentes naquele nó) são servidos pela cópia local do SGBD global.</text:span></text:p>
      <text:p text:style-name="P19"><text:span text:style-name="T13"/></text:p>
      <text:h text:style-name="Heading_20_2" text:outline-level="2">Diferenças entre cada SGBD</text:h>
      <text:p text:style-name="P20"><text:span text:style-name="T8">Após a pesquisa ficou claro que cada sistema gerenciador de banco de dados tem suas vantagens e desvantagens, a depender do contexto da aplicação cada um é mais indicado do que o outro, </text:span><text:span text:style-name="T14">pois para cada um dos SGBDs é levado em consideração um modelo para sua construção. O SGBDOO é indicado para problemas onde o paradigma de orientação à objetos age bem, pois dessa forma é possível modelar soluções e o banco de dados para mesma, manipulando esses mesmos. O SGBDR é o modelo, que atualmente, está mais difundido, </text:span><text:span text:style-name="T15">normalmente projetos com modelagem mais simples aproveitam bastante desse modelo pela forma fácil de entender a modelagem do próprio banco, assim como o conhecimento disseminado, o que ajuda ainda usuários que precisam modelar os dados do seu sistema</text:span><text:span text:style-name="T14">. O SGBDD é o modelo que é mais indicado para grandes projetos, ou para soluções que exigem diversos bancos com diferentes dados, pois devido a sua interconexão é </text:span><text:span text:style-name="T15">possível ter acesso a vários BDs para suprir grandes demandas de dados.</text:span></text:p>
      <text:p text:style-name="P1"/>
      <text:h text:style-name="P22" text:outline-level="1">Referências Bibliográficas</text:h>
      <text:p text:style-name="P6"/>
      <text:p text:style-name="P6">[1]<text:tab/>Wikipédia, A enciclopédia livre. <text:span text:style-name="T18">Banco de dados relacional</text:span>. 2018. Disponível em: &lt;https://pt.wikipedia.org/wiki/Banco_de_dados_relacional&gt;. Acesso em: 16 ago. 2018.</text:p>
      <text:p text:style-name="P6">[2]<text:tab/>Wikipédia, A enciclopédia livre. <text:span text:style-name="T18">Modelo relacional</text:span>. 2018. Disponível em: &lt;https://pt.wikipedia.org/wiki/Modelo_relacional&gt;. Acesso em: 16 ago. 2018.</text:p>
      <text:p text:style-name="P6">[3]<text:tab/>CALDEIRA, Carlos Pampulim. <text:span text:style-name="T18">Definição de base de dados relacional</text:span>. 2009. Disponível em: &lt;http://www.di.uevora.pt/~ccaldeira/definicao-de-base-de-dados-relacional/&gt;. Acesso em: 16 ago. 2018.</text:p>
      <text:p text:style-name="P7">[<text:span text:style-name="T23">4</text:span>]<text:tab/>Wikipédia, A enciclopédia livre. <text:span text:style-name="T19">Banco de dados orientado a objetos</text:span>. 2018. Disponível em: &lt;<text:span text:style-name="T23">https://pt.wikipedia.org/wiki/Banco_de_dados_orientado_a_objetos</text:span>&gt;. Acesso em: 16 ago. 2018.</text:p>
      <text:p text:style-name="P7">[<text:span text:style-name="T23">5</text:span>]<text:tab/><text:span text:style-name="T23">Techopedia</text:span>. <text:span text:style-name="T19">Object-Oriented Database Management System (OODBMS)</text:span>. Disponível em: &lt;<text:span text:style-name="T23">https://www.techopedia.com/definition/12027/object-oriented-database-management-system-oodbms</text:span>&gt;. Acesso em: 16 ago. 2018.</text:p>
      <text:p text:style-name="P5">[6]<text:tab/><text:span text:style-name="T24">ROCHA, Rogério Morais. </text:span><text:span text:style-name="T20"><text:s/></text:span><text:span text:style-name="T18">Banco de Dados Orientado a Objetos</text:span><text:span text:style-name="T22">. Disponível em: &lt;</text:span>https://sites.google.com/site/sgbdoo/Home/sgbdoo<text:span text:style-name="T22">&gt;. Acesso em: 16 ago. 2018.</text:span></text:p>
      <text:p text:style-name="P8">[<text:span text:style-name="T25">7</text:span>]<text:tab/>Wikipédia, A enciclopédia livre. <text:span text:style-name="T19">Banco de dados </text:span><text:span text:style-name="T21">distribuídos</text:span>. 2018. Disponível em: &lt;<text:span text:style-name="T25">https://pt.wikipedia.org/wiki/Banco_de_dados_distribu%C3%ADdo</text:span>&gt;. Acesso em: 16 ago. 2018.</text:p>
      <text:p text:style-name="P9">[8]<text:tab/>MACÊDO, Diego. <text:span text:style-name="T18">Sistema de Gerenciamento de Banco de Dados Distribuídos (SGBDD)</text:span>. 2011. Disponível em: &lt;https://www.diegomacedo.com.br/sistema-de-gerenciamento-de-banco-de-dados-distribuidos-sgbdd/&gt;. Acesso em: 16 ago.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79%" fo:text-align="start" style:justify-single-word="false" style:writing-mode="lr-tb"/>
      <style:text-properties style:font-name="Liberation Serif" fo:font-family="'Liberation Serif'" style:font-family-generic="roman" style:font-pitch="variable" officeooo:rsid="004378e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6T20:46:49.968102301</dc:date>
    <meta:editing-duration>PT3H1M50S</meta:editing-duration>
    <meta:editing-cycles>18</meta:editing-cycles>
    <meta:generator>LibreOffice/5.1.6.2$Linux_X86_64 LibreOffice_project/10m0$Build-2</meta:generator>
    <meta:document-statistic meta:table-count="0" meta:image-count="1" meta:object-count="0" meta:page-count="4" meta:paragraph-count="27" meta:word-count="764" meta:character-count="5280" meta:non-whitespace-character-count="4536"/>
  </office:meta>
</office:document-meta>
</file>